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5.55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47.06pt"/>
    </style:style>
    <style:style style:name="co8" style:family="table-column">
      <style:table-column-properties fo:break-before="auto" style:column-width="51.7pt"/>
    </style:style>
    <style:style style:name="co9" style:family="table-column">
      <style:table-column-properties fo:break-before="auto" style:column-width="253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Courie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ouri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ouri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2"/>
        <table:table-row table:style-name="ro1">
          <table:table-cell table:style-name="ce1" office:value-type="string" calcext:value-type="string">
            <text:p>Enseigneme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ECTS</text:p>
          </table:table-cell>
          <table:table-cell office:value-type="string" calcext:value-type="string">
            <text:p>Points</text:p>
          </table:table-cell>
          <table:table-cell table:number-columns-repeated="2"/>
          <table:table-cell office:value-type="string" calcext:value-type="string">
            <text:p>EC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Moyenn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ception avancée de bases de données 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2]*[.C2]" office:value-type="float" office:value="60" calcext:value-type="float">
            <text:p>60</text:p>
          </table:table-cell>
          <table:table-cell/>
          <table:table-cell office:value-type="string" calcext:value-type="string">
            <text:p>Total</text:p>
          </table:table-cell>
          <table:table-cell table:formula="of:=SUMIF([.B1:.B22];&quot;&lt;&gt;-1&quot;;[.C1:.C21])" office:value-type="float" office:value="27" calcext:value-type="float">
            <text:p>27</text:p>
          </table:table-cell>
          <table:table-cell table:formula="of:=SUMIF([.D1:.D24];&quot;&gt;-1&quot;)" office:value-type="float" office:value="392.85" calcext:value-type="float">
            <text:p>392.85</text:p>
          </table:table-cell>
          <table:table-cell table:formula="of:=[.H2]/[.G2]" office:value-type="float" office:value="14.55" calcext:value-type="float">
            <text:p>14.5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obilité 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3]*[.C3]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formatique embarquée </text:p>
          </table:table-cell>
          <table:table-cell table:style-name="ce3" office:value-type="float" office:value="14.7" calcext:value-type="float">
            <text:p>14.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4]*[.C4]" office:value-type="float" office:value="44.1" calcext:value-type="float">
            <text:p>44.1</text:p>
          </table:table-cell>
          <table:table-cell/>
          <table:table-cell office:value-type="string" calcext:value-type="string">
            <text:p>Moyenne M1:</text:p>
          </table:table-cell>
          <table:table-cell table:number-columns-repeated="2"/>
          <table:table-cell office:value-type="float" office:value="13.552" calcext:value-type="float">
            <text:p>13.55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nglais M2-Info 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5]*[.C5]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ouille de données et aide à la décision 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6]*[.C6]" office:value-type="float" office:value="42" calcext:value-type="float">
            <text:p>42</text:p>
          </table:table-cell>
          <table:table-cell/>
          <table:table-cell office:value-type="string" calcext:value-type="string">
            <text:p>Objectif:</text:p>
          </table:table-cell>
          <table:table-cell office:value-type="float" office:value="60" calcext:value-type="float">
            <text:p>60</text:p>
          </table:table-cell>
          <table:table-cell table:formula="of:=[.G6]*[.I6]" office:value-type="float" office:value="1106.88" calcext:value-type="float">
            <text:p>1106.88</text:p>
          </table:table-cell>
          <table:table-cell table:formula="of:=16*2 - [.$I$4]" office:value-type="float" office:value="18.448" calcext:value-type="float">
            <text:p>18.448</text:p>
          </table:table-cell>
          <table:table-cell office:value-type="string" calcext:value-type="string">
            <text:p>Mention TB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rotocoles des services Internet </text:p>
          </table:table-cell>
          <table:table-cell table:style-name="ce3" office:value-type="float" office:value="13.75" calcext:value-type="float">
            <text:p>13.7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7]*[.C7]" office:value-type="float" office:value="41.25" calcext:value-type="float">
            <text:p>41.2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G7]*[.I7]" office:value-type="float" office:value="866.88" calcext:value-type="float">
            <text:p>866.88</text:p>
          </table:table-cell>
          <table:table-cell table:formula="of:=14*2 - [.$I$4]" office:value-type="float" office:value="14.448" calcext:value-type="float">
            <text:p>14.448</text:p>
          </table:table-cell>
          <table:table-cell office:value-type="string" calcext:value-type="string">
            <text:p>Mention B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rogrammation objets : concepts avancés 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8]*[.C8]" office:value-type="float" office:value="39" calcext:value-type="float">
            <text:p>3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G8]*[.I8]" office:value-type="float" office:value="626.88" calcext:value-type="float">
            <text:p>626.88</text:p>
          </table:table-cell>
          <table:table-cell table:formula="of:=12*2 - [.$I$4]" office:value-type="float" office:value="10.448" calcext:value-type="float">
            <text:p>10.448</text:p>
          </table:table-cell>
          <table:table-cell office:value-type="string" calcext:value-type="string">
            <text:p>Mention AB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Ingénierie des protocoles 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9]*[.C9]" office:value-type="float" office:value="37.5" calcext:value-type="float">
            <text:p>37.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Admin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odélisation et spécification 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10]*[.C10]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terfaces et outils de MacOS-X 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11]*[.C11]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dministration système et réseau 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12]*[.C12]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chitecture des systèmes d'information 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13]*[.C13]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grammation comparée 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14]*[.C14]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age de fin de master(M2) 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[.B15]*[.C15]" office:value-type="float" office:value="-24" calcext:value-type="float">
            <text:p>-24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2:38:03.524145995</meta:creation-date>
    <meta:generator>LibreOffice/5.2.7.2$Linux_X86_64 LibreOffice_project/20m0$Build-2</meta:generator>
    <dc:date>2018-05-05T13:03:53.348779030</dc:date>
    <meta:editing-duration>PT14M6S</meta:editing-duration>
    <meta:editing-cycles>10</meta:editing-cycles>
    <meta:document-statistic meta:table-count="1" meta:cell-count="86" meta:object-count="0"/>
  </office:meta>
</office:document-meta>
</file>